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dce5" officeooo:paragraph-rsid="0005dce5"/>
    </style:style>
    <style:style style:name="P2" style:family="paragraph" style:parent-style-name="Standard">
      <style:text-properties officeooo:rsid="000947c9" officeooo:paragraph-rsid="000947c9"/>
    </style:style>
    <style:style style:name="P3" style:family="paragraph" style:parent-style-name="Standard">
      <style:text-properties officeooo:paragraph-rsid="000947c9"/>
    </style:style>
    <style:style style:name="P4" style:family="paragraph" style:parent-style-name="Standard">
      <style:text-properties fo:color="#0000ff" officeooo:rsid="000947c9" officeooo:paragraph-rsid="000947c9"/>
    </style:style>
    <style:style style:name="P5" style:family="paragraph" style:parent-style-name="Standard">
      <style:text-properties fo:color="#0000ff" officeooo:rsid="000a6b30" officeooo:paragraph-rsid="000947c9"/>
    </style:style>
    <style:style style:name="P6" style:family="paragraph" style:parent-style-name="Standard">
      <style:text-properties officeooo:rsid="000a6b30" officeooo:paragraph-rsid="000947c9"/>
    </style:style>
    <style:style style:name="P7" style:family="paragraph" style:parent-style-name="Standard">
      <style:text-properties officeooo:rsid="000d9ddb" officeooo:paragraph-rsid="000d9ddb"/>
    </style:style>
    <style:style style:name="T1" style:family="text">
      <style:text-properties style:text-position="super 58%"/>
    </style:style>
    <style:style style:name="T2" style:family="text">
      <style:text-properties officeooo:rsid="000a6b3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00a933" loext:char-shading-value="0"/>
    </style:style>
    <style:style style:name="T5" style:family="text">
      <style:text-properties fo:background-color="#ff860d" loext:char-shading-value="0"/>
    </style:style>
    <style:style style:name="T6" style:family="text">
      <style:text-properties fo:background-color="#ff00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ÀCTICA 3</text:p>
      <text:p text:style-name="P3"/>
      <text:p text:style-name="P5">1. Fer el diagrama E/R de les Cases de Colònies següent:</text:p>
      <text:p text:style-name="P3"/>
      <text:p text:style-name="P1"/>
      <text:p text:style-name="P2">La descripció següent explica amb detall els aspectes dels requisits dels usuaris que cal tenir en compte en fer el disseny conceptual de la futura base de dades:</text:p>
      <text:p text:style-name="P2"/>
      <text:p text:style-name="P2"/>
      <text:p text:style-name="P2">a) <text:s/>Cada <text:span text:style-name="T3">casa de colònies</text:span> té un <text:span text:style-name="T4">nom</text:span> que la identifica. De cadascuna es desitja saber, a <text:s/>part <text:s/>del <text:s/>nom, <text:s/>la <text:s/><text:span text:style-name="T4">capacitat</text:span> <text:s/>(el <text:s/>nombre <text:s/>de <text:s/>nens <text:s/>que <text:s/>s’hi <text:s/>poden <text:s/>allotjar <text:s/>com <text:s/>a màxim), la <text:span text:style-name="T5">comarca</text:span> on <text:span text:style-name="T6">està situada</text:span> i <text:span text:style-name="T5">les ofertes d’activitats</text:span> que <text:span text:style-name="T6">proporciona</text:span>. Una casa pot oferir activitats com ara natació, esquí, rem, pintura, fotografia, música, etc.</text:p>
      <text:p text:style-name="P2"/>
      <text:p text:style-name="P2">b) <text:s/>Cal tenir en compte que en una casa de colònies es poden <text:span text:style-name="T6">practicar</text:span> diverses activitats (de fet, cada casa n’ha d’oferir com a mínim una) i també pot passar que una mateixa activitat es pugui dur a terme a diverses cases.</text:p>
      <text:p text:style-name="P2"/>
      <text:p text:style-name="P2"/>
      <text:p text:style-name="P2">c) <text:s/>Interessa tenir una <text:span text:style-name="T4">avaluació</text:span> de les ofertes d’activitats que proporcionen les cases. S’assigna una <text:span text:style-name="T4">qualificació</text:span> numèrica que indica el nivell de qualitat que té cadascuna de les activitats ofertes.</text:p>
      <text:p text:style-name="P2"/>
      <text:p text:style-name="P2">d) <text:s/>Les cases de colònies <text:span text:style-name="T6">allotgen</text:span> <text:span text:style-name="T3">nens</text:span> que s’hi han inscrit per a passar-hi unes petites vacances. Es vol tenir constància dels nens que s’allotgen a cadascuna de les cases en el moment actual. S’ha de suposar que hi ha cases que estan buides</text:p>
      <text:p text:style-name="P2">(no s’hi allotja cap nen) durant algunes temporades.</text:p>
      <text:p text:style-name="P2"/>
      <text:p text:style-name="P2"/>
      <text:p text:style-name="P2">e) <text:s/>Dels nens que s’allotgen actualment en alguna de les cases interessa saber un codi que se’ls assigna per a identificar-los, el nom, el cognom, el telèfon dels seus pares i la seva comarca de residència.</text:p>
      <text:p text:style-name="P2"/>
      <text:p text:style-name="P2"/>
      <text:p text:style-name="P2">f) <text:s/>De les comarques on hi ha cases o bé on resideixen nens, es vol tenir enregistrats la superfície i el nombre d’habitants. S’ha de considerar que hi pot haver comarques on no resideix cap dels nens que s’allotgen en un moment determinat a les cases de colònies, i comarques que no disposen de cap casa.</text:p>
      <text:p text:style-name="P2"/>
      <text:p text:style-name="P2"/>
      <text:p text:style-name="P4"><text:span text:style-name="T2">2. </text:span>Fer el 2<text:span text:style-name="T1">n</text:span> nivell del diagrama E/R anterior per e<text:span text:style-name="T2">s</text:span>tendre les relacions <text:span text:style-name="T2">N:M.</text:span></text:p>
      <text:p text:style-name="P6"/>
      <text:p text:style-name="P6"/>
      <text:p text:style-name="P7">Verbs =&gt; relacions</text:p>
      <text:p text:style-name="P7">noms =&gt; entita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0T19:17:35.019000000</meta:creation-date>
    <dc:date>2020-10-20T15:46:30.787312429</dc:date>
    <meta:editing-duration>PT10M3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335" meta:character-count="1922" meta:non-whitespace-character-count="1579"/>
  </office:meta>
</office:document-meta>
</file>